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2.83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88cm solid #969696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nsi.bg/">www.nsi.bg</text:a></text:p>
          </table:table-cell>
          <table:table-cell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85011">
            <text:p>85011</text:p>
          </table:table-cell>
          <table:table-cell table:number-columns-repeated="2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88082">
            <text:p>88082</text:p>
          </table:table-cell>
          <table:table-cell table:number-columns-repeated="2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88386">
            <text:p>88386</text:p>
          </table:table-cell>
          <table:table-cell table:number-columns-repeated="2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94082">
            <text:p>94082</text:p>
          </table:table-cell>
          <table:table-cell table:number-columns-repeated="2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103591">
            <text:p>103591</text:p>
          </table:table-cell>
          <table:table-cell table:number-columns-repeated="2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95799">
            <text:p>95799</text:p>
          </table:table-cell>
          <table:table-cell table:number-columns-repeated="2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94395">
            <text:p>94395</text:p>
          </table:table-cell>
          <table:table-cell table:number-columns-repeated="2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89927">
            <text:p>89927</text:p>
          </table:table-cell>
          <table:table-cell table:number-columns-repeated="2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84675">
            <text:p>84675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74134">
            <text:p>74134</text:p>
          </table:table-cell>
          <table:table-cell table:number-columns-repeated="2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77364">
            <text:p>77364</text:p>
          </table:table-cell>
          <table:table-cell table:number-columns-repeated="2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84254">
            <text:p>84254</text:p>
          </table:table-cell>
          <table:table-cell table:number-columns-repeated="2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68055">
            <text:p>68055</text:p>
          </table:table-cell>
          <table:table-cell table:number-columns-repeated="2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68384">
            <text:p>68384</text:p>
          </table:table-cell>
          <table:table-cell table:number-columns-repeated="2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67960">
            <text:p>67960</text:p>
          </table:table-cell>
          <table:table-cell table:number-columns-repeated="2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71153">
            <text:p>71153</text:p>
          </table:table-cell>
          <table:table-cell table:number-columns-repeated="2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65807">
            <text:p>65807</text:p>
          </table:table-cell>
          <table:table-cell table:number-columns-repeated="2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60734">
            <text:p>60734</text:p>
          </table:table-cell>
          <table:table-cell table:number-columns-repeated="2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73850">
            <text:p>73850</text:p>
          </table:table-cell>
          <table:table-cell table:number-columns-repeated="2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63665">
            <text:p>63665</text:p>
          </table:table-cell>
          <table:table-cell table:number-columns-repeated="2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62562">
            <text:p>62562</text:p>
          </table:table-cell>
          <table:table-cell table:number-columns-repeated="2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69640">
            <text:p>69640</text:p>
          </table:table-cell>
          <table:table-cell table:number-columns-repeated="2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66057">
            <text:p>66057</text:p>
          </table:table-cell>
          <table:table-cell table:number-columns-repeated="2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64479">
            <text:p>64479</text:p>
          </table:table-cell>
          <table:table-cell table:number-columns-repeated="2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66970">
            <text:p>66970</text:p>
          </table:table-cell>
          <table:table-cell table:number-columns-repeated="2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68366">
            <text:p>68366</text:p>
          </table:table-cell>
          <table:table-cell table:number-columns-repeated="2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74696">
            <text:p>74696</text:p>
          </table:table-cell>
          <table:table-cell table:number-columns-repeated="2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72176">
            <text:p>72176</text:p>
          </table:table-cell>
          <table:table-cell table:number-columns-repeated="2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80183">
            <text:p>80183</text:p>
          </table:table-cell>
          <table:table-cell table:number-columns-repeated="2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77095">
            <text:p>77095</text:p>
          </table:table-cell>
          <table:table-cell table:number-columns-repeated="2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82805">
            <text:p>82805</text:p>
          </table:table-cell>
          <table:table-cell table:number-columns-repeated="2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84174">
            <text:p>84174</text:p>
          </table:table-cell>
          <table:table-cell table:number-columns-repeated="2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81470">
            <text:p>81470</text:p>
          </table:table-cell>
          <table:table-cell table:number-columns-repeated="2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85239">
            <text:p>85239</text:p>
          </table:table-cell>
          <table:table-cell table:number-columns-repeated="2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89974">
            <text:p>89974</text:p>
          </table:table-cell>
          <table:table-cell table:number-columns-repeated="2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88348">
            <text:p>88348</text:p>
          </table:table-cell>
          <table:table-cell table:number-columns-repeated="2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94362">
            <text:p>94362</text:p>
          </table:table-cell>
          <table:table-cell table:number-columns-repeated="2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92445">
            <text:p>92445</text:p>
          </table:table-cell>
          <table:table-cell table:number-columns-repeated="2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94403">
            <text:p>94403</text:p>
          </table:table-cell>
          <table:table-cell table:number-columns-repeated="2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97950">
            <text:p>97950</text:p>
          </table:table-cell>
          <table:table-cell table:number-columns-repeated="2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95441">
            <text:p>95441</text:p>
          </table:table-cell>
          <table:table-cell table:number-columns-repeated="2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100293">
            <text:p>100293</text:p>
          </table:table-cell>
          <table:table-cell table:number-columns-repeated="2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02182">
            <text:p>102182</text:p>
          </table:table-cell>
          <table:table-cell table:number-columns-repeated="2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101419">
            <text:p>101419</text:p>
          </table:table-cell>
          <table:table-cell table:number-columns-repeated="2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107485">
            <text:p>107485</text:p>
          </table:table-cell>
          <table:table-cell table:number-columns-repeated="2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104039">
            <text:p>104039</text:p>
          </table:table-cell>
          <table:table-cell table:number-columns-repeated="2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107213">
            <text:p>107213</text:p>
          </table:table-cell>
          <table:table-cell table:number-columns-repeated="2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107385">
            <text:p>107385</text:p>
          </table:table-cell>
          <table:table-cell table:number-columns-repeated="2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106902">
            <text:p>106902</text:p>
          </table:table-cell>
          <table:table-cell table:number-columns-repeated="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08608">
            <text:p>108608</text:p>
          </table:table-cell>
          <table:table-cell table:number-columns-repeated="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10423">
            <text:p>110423</text:p>
          </table:table-cell>
          <table:table-cell table:number-columns-repeated="2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107998">
            <text:p>107998</text:p>
          </table:table-cell>
          <table:table-cell table:number-columns-repeated="2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09540">
            <text:p>109540</text:p>
          </table:table-cell>
          <table:table-cell table:number-columns-repeated="2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111827">
            <text:p>111827</text:p>
          </table:table-cell>
          <table:table-cell table:number-columns-repeated="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114670">
            <text:p>114670</text:p>
          </table:table-cell>
          <table:table-cell table:number-columns-repeated="2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117056">
            <text:p>117056</text:p>
          </table:table-cell>
          <table:table-cell table:number-columns-repeated="2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21861">
            <text:p>121861</text:p>
          </table:table-cell>
          <table:table-cell table:number-columns-repeated="2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118190">
            <text:p>118190</text:p>
          </table:table-cell>
          <table:table-cell table:number-columns-repeated="2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111786">
            <text:p>111786</text:p>
          </table:table-cell>
          <table:table-cell table:number-columns-repeated="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15087">
            <text:p>115087</text:p>
          </table:table-cell>
          <table:table-cell table:number-columns-repeated="2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112368">
            <text:p>112368</text:p>
          </table:table-cell>
          <table:table-cell table:number-columns-repeated="2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12617">
            <text:p>112617</text:p>
          </table:table-cell>
          <table:table-cell table:number-columns-repeated="2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111927">
            <text:p>11192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110110">
            <text:p>110110</text:p>
          </table:table-cell>
          <table:table-cell table:style-name="ce1" office:value-type="float" office:value="110110">
            <text:p>110110</text:p>
          </table:table-cell>
          <table:table-cell table:formula="of:=[.B65]-[.C65]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113374">
            <text:p>113374</text:p>
          </table:table-cell>
          <table:table-cell table:style-name="ce1" office:value-type="float" office:value="113374">
            <text:p>113374</text:p>
          </table:table-cell>
          <table:table-cell table:formula="of:=[.B66]-[.C66]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113438">
            <text:p>113438</text:p>
          </table:table-cell>
          <table:table-cell table:style-name="ce1" office:value-type="float" office:value="113438">
            <text:p>113438</text:p>
          </table:table-cell>
          <table:table-cell table:formula="of:=[.B67]-[.C67]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13004">
            <text:p>113004</text:p>
          </table:table-cell>
          <table:table-cell table:style-name="ce1" office:value-type="float" office:value="113004">
            <text:p>113004</text:p>
          </table:table-cell>
          <table:table-cell table:formula="of:=[.B68]-[.C68]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10523">
            <text:p>110523</text:p>
          </table:table-cell>
          <table:table-cell table:style-name="ce1" office:value-type="float" office:value="110523">
            <text:p>110523</text:p>
          </table:table-cell>
          <table:table-cell table:formula="of:=[.B69]-[.C69]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8068">
            <text:p>108068</text:p>
          </table:table-cell>
          <table:table-cell table:style-name="ce1" office:value-type="float" office:value="108068">
            <text:p>108068</text:p>
          </table:table-cell>
          <table:table-cell table:formula="of:=[.B70]-[.C70]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10165">
            <text:p>110165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08258">
            <text:p>108258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9281">
            <text:p>109281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04345">
            <text:p>104345</text:p>
          </table:table-cell>
          <table:table-cell table:number-columns-repeated="2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08952">
            <text:p>108952</text:p>
          </table:table-cell>
          <table:table-cell table:number-columns-repeated="2"/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110117">
            <text:p>110117</text:p>
          </table:table-cell>
          <table:table-cell table:number-columns-repeated="2"/>
        </table:table-row>
        <table:table-row table:style-name="ro2">
          <table:table-cell office:value-type="float" office:value="2016">
            <text:p>2016</text:p>
          </table:table-cell>
          <table:table-cell office:value-type="float" office:value="107580">
            <text:p>107580</text:p>
          </table:table-cell>
          <table:table-cell table:number-columns-repeated="2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09791">
            <text:p>109791</text:p>
          </table:table-cell>
          <table:table-cell table:number-columns-repeated="2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8526">
            <text:p>108526</text:p>
          </table:table-cell>
          <table:table-cell table:number-columns-repeated="2"/>
        </table:table-row>
        <table:table-row table:style-name="ro2">
          <table:table-cell office:value-type="float" office:value="2019">
            <text:p>2019</text:p>
          </table:table-cell>
          <table:table-cell office:value-type="float" office:value="108083">
            <text:p>108083</text:p>
          </table:table-cell>
          <table:table-cell table:number-columns-repeated="2"/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124735">
            <text:p>124735</text:p>
          </table:table-cell>
          <table:table-cell table:number-columns-repeated="2"/>
        </table:table-row>
        <table:table-row table:style-name="ro2">
          <table:table-cell office:value-type="float" office:value="2021">
            <text:p>2021</text:p>
          </table:table-cell>
          <table:table-cell office:value-type="float" office:value="148995">
            <text:p>148995</text:p>
          </table:table-cell>
          <table:table-cell table:number-columns-repeated="2"/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118814">
            <text:p>11881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лв</number:text>
    </number:number-style>
    <number:number-style style:name="N108">
      <number:text>-</number:text>
      <number:number number:decimal-places="0" number:min-integer-digits="1" number:grouping="true"/>
      <number:text> лв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лв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лв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лв</number:text>
    </number:number-style>
    <number:number-style style:name="N111">
      <number:text>-</number:text>
      <number:number number:decimal-places="2" number:min-integer-digits="1" number:grouping="true"/>
      <number:text> лв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лв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лв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number number:decimal-places="0" number:min-integer-digits="1" number:grouping="true"/>
      <number:text>      </number:text>
    </number:number-style>
    <number:number-style style:name="N120P1" style:volatile="true">
      <number:text>-</number:text>
      <number:number number:decimal-places="0" number:min-integer-digits="1" number:grouping="true"/>
      <number:text>      </number:text>
    </number:number-style>
    <number:number-style style:name="N120P2" style:volatile="true">
      <number:text> - 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number:min-integer-digits="1" number:grouping="true"/>
      <number:text> лв </number:text>
    </number:number-style>
    <number:number-style style:name="N124P1" style:volatile="true">
      <number:text>-</number:text>
      <number:number number:decimal-places="0" number:min-integer-digits="1" number:grouping="true"/>
      <number:text> лв </number:text>
    </number:number-style>
    <number:number-style style:name="N124P2" style:volatile="true">
      <number:text> - лв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number:min-integer-digits="1" number:grouping="true"/>
      <number:text>      </number:text>
    </number:number-style>
    <number:number-style style:name="N128P1" style:volatile="true">
      <number:text>-</number:text>
      <number:number number:decimal-places="2" number:min-integer-digits="1" number:grouping="true"/>
      <number:text>      </number:text>
    </number:number-style>
    <number:number-style style:name="N128P2" style:volatile="true">
      <number:text> -</number:text>
      <number:number number:decimal-places="0" number:min-integer-digits="0"/>
      <number:text> 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лв </number:text>
    </number:number-style>
    <number:number-style style:name="N132P1" style:volatile="true">
      <number:text>-</number:text>
      <number:number number:decimal-places="2" number:min-integer-digits="1" number:grouping="true"/>
      <number:text> лв </number:text>
    </number:number-style>
    <number:number-style style:name="N132P2" style:volatile="true">
      <number:text> -</number:text>
      <number:number number:decimal-places="0" number:min-integer-digits="0"/>
      <number:text> лв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2:32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2:32:35.39</dc:date>
    <dc:creator>Andrzej Bystrzycki</dc:creator>
    <meta:generator>OpenOffice.org/3.3$Win32 OpenOffice.org_project/330m20$Build-9567</meta:generator>
    <meta:editing-duration>PT16S</meta:editing-duration>
    <meta:editing-cycles>1</meta:editing-cycles>
    <meta:document-statistic meta:table-count="1" meta:cell-count="179" meta:object-count="0"/>
  </office:meta>
</office:document-meta>
</file>